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Beta" svg:font-family="'Ubuntu Beta', UbuntuBeta, Ubuntu, 'Bitstream Vera Sans', 'DejaVu Sans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29197" officeooo:paragraph-rsid="0020ad63"/>
    </style:style>
    <style:style style:name="P2" style:family="paragraph" style:parent-style-name="Standard">
      <style:text-properties style:font-name="Liberation Serif" officeooo:rsid="00129197" officeooo:paragraph-rsid="003ec675"/>
    </style:style>
    <style:style style:name="P3" style:family="paragraph" style:parent-style-name="Standard">
      <style:text-properties style:font-name="Liberation Serif" officeooo:rsid="00129197" officeooo:paragraph-rsid="003fcdbe"/>
    </style:style>
    <style:style style:name="P4" style:family="paragraph" style:parent-style-name="Standard">
      <style:text-properties style:font-name="Liberation Serif" officeooo:rsid="002968ad" officeooo:paragraph-rsid="00350aaf"/>
    </style:style>
    <style:style style:name="P5" style:family="paragraph" style:parent-style-name="Standard">
      <style:text-properties style:font-name="Liberation Serif" officeooo:rsid="002968ad" officeooo:paragraph-rsid="003ec675"/>
    </style:style>
    <style:style style:name="P6" style:family="paragraph" style:parent-style-name="Standard">
      <style:text-properties style:font-name="Liberation Serif" officeooo:rsid="00240a1b" officeooo:paragraph-rsid="003ec675"/>
    </style:style>
    <style:style style:name="P7" style:family="paragraph" style:parent-style-name="Standard">
      <style:text-properties style:font-name="Liberation Serif" officeooo:rsid="00240a1b" officeooo:paragraph-rsid="004330bf"/>
    </style:style>
    <style:style style:name="P8" style:family="paragraph" style:parent-style-name="Standard">
      <style:text-properties style:font-name="Liberation Serif" officeooo:rsid="001b9aad" officeooo:paragraph-rsid="003651c0"/>
    </style:style>
    <style:style style:name="P9" style:family="paragraph" style:parent-style-name="Standard">
      <style:text-properties style:font-name="Liberation Serif" officeooo:rsid="001b9aad" officeooo:paragraph-rsid="0038764d"/>
    </style:style>
    <style:style style:name="P10" style:family="paragraph" style:parent-style-name="Standard">
      <style:text-properties style:font-name="Liberation Serif" fo:font-size="14pt" fo:font-weight="bold" officeooo:rsid="002227f8" officeooo:paragraph-rsid="002227f8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font-weight="bold" officeooo:rsid="0034ee86" officeooo:paragraph-rsid="0034ee86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2pt" fo:font-weight="bold" officeooo:rsid="001b9aad" officeooo:paragraph-rsid="0034ee86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rsid="003651c0" officeooo:paragraph-rsid="003651c0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2c2daa" officeooo:paragraph-rsid="002c2daa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officeooo:paragraph-rsid="002c06e4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29197" officeooo:paragraph-rsid="002968ad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29197" officeooo:paragraph-rsid="00350aaf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29197" officeooo:paragraph-rsid="003651c0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2c06e4" officeooo:paragraph-rsid="002c06e4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2c06e4" officeooo:paragraph-rsid="0043b7d0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2968ad" officeooo:paragraph-rsid="002b2207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968ad" officeooo:paragraph-rsid="00350aaf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968ad" officeooo:paragraph-rsid="003651c0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2968ad" officeooo:paragraph-rsid="0038764d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252d4a" officeooo:paragraph-rsid="0034ee86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34ee86" officeooo:paragraph-rsid="00350aaf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34ee86" officeooo:paragraph-rsid="0034ee86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34ee86" officeooo:paragraph-rsid="003651c0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3651c0" officeooo:paragraph-rsid="003651c0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3651c0" officeooo:paragraph-rsid="0038764d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38764d" officeooo:paragraph-rsid="0038764d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ef902" officeooo:paragraph-rsid="00350aaf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43b7d0" officeooo:paragraph-rsid="0043b7d0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43b7d0" officeooo:paragraph-rsid="0044e6a8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478d86" officeooo:paragraph-rsid="00478d86" style:font-size-asian="12pt" style:font-size-complex="12pt"/>
    </style:style>
    <style:style style:name="P36" style:family="paragraph" style:parent-style-name="Standard">
      <style:text-properties style:font-name="Liberation Serif" fo:font-size="12pt" fo:font-weight="normal" officeooo:rsid="0034ee86" officeooo:paragraph-rsid="002227f8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officeooo:paragraph-rsid="0038764d"/>
    </style:style>
    <style:style style:name="P38" style:family="paragraph" style:parent-style-name="Standard">
      <style:text-properties style:font-name="Liberation Serif" officeooo:rsid="0038764d" officeooo:paragraph-rsid="0038764d"/>
    </style:style>
    <style:style style:name="P39" style:family="paragraph" style:parent-style-name="Standard">
      <style:text-properties style:font-name="Liberation Serif" officeooo:rsid="0037ea89" officeooo:paragraph-rsid="0038764d"/>
    </style:style>
    <style:style style:name="P40" style:family="paragraph" style:parent-style-name="Standard">
      <style:text-properties style:font-name="Liberation Serif" officeooo:rsid="0037ea89" officeooo:paragraph-rsid="003c98db"/>
    </style:style>
    <style:style style:name="P41" style:family="paragraph" style:parent-style-name="Standard">
      <style:text-properties style:font-name="Liberation Serif" officeooo:rsid="0037ea89" officeooo:paragraph-rsid="003ec675"/>
    </style:style>
    <style:style style:name="P42" style:family="paragraph" style:parent-style-name="Standard">
      <style:text-properties style:font-name="Liberation Serif" officeooo:rsid="0037ea89" officeooo:paragraph-rsid="003ccb47"/>
    </style:style>
    <style:style style:name="P43" style:family="paragraph" style:parent-style-name="Standard">
      <style:text-properties style:font-name="Liberation Serif" officeooo:paragraph-rsid="003c98db"/>
    </style:style>
    <style:style style:name="P44" style:family="paragraph" style:parent-style-name="Standard">
      <style:text-properties style:font-name="Liberation Serif" officeooo:rsid="003c98db" officeooo:paragraph-rsid="003c98db"/>
    </style:style>
    <style:style style:name="P45" style:family="paragraph" style:parent-style-name="Standard">
      <style:text-properties style:font-name="Liberation Serif" officeooo:paragraph-rsid="003651c0"/>
    </style:style>
    <style:style style:name="P46" style:family="paragraph" style:parent-style-name="Standard">
      <style:text-properties style:font-name="Liberation Serif" officeooo:rsid="0020ad63" officeooo:paragraph-rsid="003ec675"/>
    </style:style>
    <style:style style:name="P47" style:family="paragraph" style:parent-style-name="Standard">
      <style:text-properties style:font-name="Liberation Serif" officeooo:rsid="001a41eb" officeooo:paragraph-rsid="003ec675"/>
    </style:style>
    <style:style style:name="P48" style:family="paragraph" style:parent-style-name="Standard">
      <style:text-properties style:font-name="Liberation Serif" officeooo:rsid="00150a49" officeooo:paragraph-rsid="003ec675"/>
    </style:style>
    <style:style style:name="P49" style:family="paragraph" style:parent-style-name="Standard">
      <style:text-properties style:font-name="Liberation Serif" officeooo:rsid="00182ad4" officeooo:paragraph-rsid="003ec675"/>
    </style:style>
    <style:style style:name="P50" style:family="paragraph" style:parent-style-name="Standard">
      <style:text-properties style:font-name="Liberation Serif" officeooo:rsid="001417e4" officeooo:paragraph-rsid="003ec675"/>
    </style:style>
    <style:style style:name="P51" style:family="paragraph" style:parent-style-name="Standard">
      <style:text-properties style:font-name="Liberation Serif" officeooo:rsid="002227f8" officeooo:paragraph-rsid="003ec675"/>
    </style:style>
    <style:style style:name="P52" style:family="paragraph" style:parent-style-name="Standard">
      <style:text-properties style:font-name="Liberation Serif" officeooo:rsid="002ef902" officeooo:paragraph-rsid="003ec675"/>
    </style:style>
    <style:style style:name="P53" style:family="paragraph" style:parent-style-name="Standard">
      <style:text-properties style:font-name="Liberation Serif" officeooo:rsid="002cebf9" officeooo:paragraph-rsid="003fcdbe"/>
    </style:style>
    <style:style style:name="P54" style:family="paragraph" style:parent-style-name="Standard">
      <style:text-properties style:font-name="Liberation Serif" officeooo:rsid="002d8634" officeooo:paragraph-rsid="002ef902"/>
    </style:style>
    <style:style style:name="P55" style:family="paragraph" style:parent-style-name="Standard">
      <style:text-properties style:font-name="Liberation Serif" officeooo:rsid="00302c43" officeooo:paragraph-rsid="00350aaf"/>
    </style:style>
    <style:style style:name="P56" style:family="paragraph" style:parent-style-name="Standard">
      <style:text-properties style:font-name="Liberation Serif" officeooo:rsid="001a1ffa" officeooo:paragraph-rsid="003ec675"/>
    </style:style>
    <style:style style:name="P57" style:family="paragraph" style:parent-style-name="Standard">
      <style:text-properties style:font-name="Liberation Serif" officeooo:rsid="001808af" officeooo:paragraph-rsid="003ec675"/>
    </style:style>
    <style:style style:name="P58" style:family="paragraph" style:parent-style-name="Standard">
      <style:text-properties style:font-name="Liberation Serif" officeooo:rsid="001b4341" officeooo:paragraph-rsid="003ec675"/>
    </style:style>
    <style:style style:name="P59" style:family="paragraph" style:parent-style-name="Standard">
      <style:text-properties style:font-name="Liberation Serif" officeooo:rsid="001cbc70" officeooo:paragraph-rsid="003ec675"/>
    </style:style>
    <style:style style:name="P60" style:family="paragraph" style:parent-style-name="Standard">
      <style:text-properties style:font-name="Liberation Serif" officeooo:rsid="001fd737" officeooo:paragraph-rsid="003ec675"/>
    </style:style>
    <style:style style:name="P61" style:family="paragraph" style:parent-style-name="Standard">
      <style:text-properties style:font-name="Liberation Serif" officeooo:rsid="001fd737" officeooo:paragraph-rsid="003fcdbe"/>
    </style:style>
    <style:style style:name="P62" style:family="paragraph" style:parent-style-name="Standard">
      <style:text-properties style:font-name="Liberation Serif" officeooo:rsid="00252d4a" officeooo:paragraph-rsid="003ec675"/>
    </style:style>
    <style:style style:name="P63" style:family="paragraph" style:parent-style-name="Standard">
      <style:text-properties style:font-name="Liberation Serif" officeooo:rsid="002b3b17" officeooo:paragraph-rsid="003ec675"/>
    </style:style>
    <style:style style:name="P64" style:family="paragraph" style:parent-style-name="Standard">
      <style:text-properties style:font-name="Liberation Serif" officeooo:paragraph-rsid="00252d4a"/>
    </style:style>
    <style:style style:name="P65" style:family="paragraph" style:parent-style-name="Standard">
      <style:text-properties style:font-name="Liberation Serif" officeooo:rsid="004330bf" officeooo:paragraph-rsid="004330bf"/>
    </style:style>
    <style:style style:name="P66" style:family="paragraph" style:parent-style-name="Standard">
      <style:text-properties style:text-line-through-style="none" style:text-line-through-type="none" style:font-name="Liberation Serif" fo:font-size="14pt" fo:font-weight="bold" officeooo:rsid="002227f8" officeooo:paragraph-rsid="002227f8" style:font-size-asian="14pt" style:font-weight-asian="bold" style:font-size-complex="14pt" style:font-weight-complex="bold"/>
    </style:style>
    <style:style style:name="P67" style:family="paragraph" style:parent-style-name="Standard">
      <style:text-properties style:text-line-through-style="none" style:text-line-through-type="none" style:font-name="Liberation Serif" officeooo:rsid="00129197" officeooo:paragraph-rsid="003ec675"/>
    </style:style>
    <style:style style:name="P68" style:family="paragraph" style:parent-style-name="Standard">
      <style:text-properties style:text-line-through-style="none" style:text-line-through-type="none" style:font-name="Liberation Serif" officeooo:rsid="001a1ffa" officeooo:paragraph-rsid="003ec675"/>
    </style:style>
    <style:style style:name="P6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8764d" officeooo:paragraph-rsid="0038764d" style:font-size-asian="12pt" style:font-size-complex="12pt"/>
    </style:style>
    <style:style style:name="P7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ef902" officeooo:paragraph-rsid="00472e55" style:font-size-asian="12pt" style:font-size-complex="12pt"/>
    </style:style>
    <style:style style:name="P71" style:family="paragraph" style:parent-style-name="Standard">
      <style:text-properties fo:font-variant="normal" fo:text-transform="none" fo:color="#000000" style:font-name="Ubuntu Beta" fo:font-size="10.5pt" fo:letter-spacing="normal" fo:font-style="normal" fo:font-weight="normal" officeooo:rsid="00427013" officeooo:paragraph-rsid="00252d4a"/>
    </style:style>
    <style:style style:name="P72" style:family="paragraph" style:parent-style-name="Standard">
      <style:text-properties fo:font-variant="normal" fo:text-transform="none" fo:color="#000000" style:font-name="Ubuntu Beta" fo:font-size="10.5pt" fo:letter-spacing="normal" fo:font-style="normal" fo:font-weight="normal" officeooo:rsid="00427013" officeooo:paragraph-rsid="0044e6a8" style:font-size-asian="12pt" style:font-size-complex="12pt"/>
    </style:style>
    <style:style style:name="P73" style:family="paragraph" style:parent-style-name="Standard">
      <style:text-properties fo:font-variant="normal" fo:text-transform="none" fo:color="#000000" style:font-name="Ubuntu Beta" fo:font-size="10.5pt" fo:letter-spacing="normal" fo:font-style="normal" fo:font-weight="normal" officeooo:rsid="0043b7d0" officeooo:paragraph-rsid="0044e6a8" style:font-size-asian="12pt" style:font-size-complex="12pt"/>
    </style:style>
    <style:style style:name="P74" style:family="paragraph" style:parent-style-name="Standard">
      <style:paragraph-properties fo:margin-left="0in" fo:margin-right="0in" style:line-height-at-least="0.2091in" fo:text-indent="0in" style:auto-text-indent="false"/>
      <style:text-properties fo:font-variant="normal" fo:text-transform="none" fo:color="#000000" style:font-name="Ubuntu Beta" fo:font-size="11.1000003814697pt" fo:letter-spacing="normal" fo:font-style="normal" fo:font-weight="normal" officeooo:paragraph-rsid="0044e6a8"/>
    </style:style>
    <style:style style:name="P75" style:family="paragraph" style:parent-style-name="Standard">
      <style:text-properties style:font-name="Liberation Serif" fo:font-size="14pt" fo:font-weight="bold" officeooo:rsid="004330bf" officeooo:paragraph-rsid="004330bf" style:font-size-asian="14pt" style:font-weight-asian="bold" style:font-size-complex="14pt" style:font-weight-complex="bold"/>
    </style:style>
    <style:style style:name="P76" style:family="paragraph" style:parent-style-name="Standard">
      <style:text-properties style:font-name="Liberation Serif" fo:font-size="14pt" fo:font-weight="bold" officeooo:rsid="0049f3b2" officeooo:paragraph-rsid="0049f3b2" style:font-size-asian="14pt" style:font-weight-asian="bold" style:font-size-complex="14pt" style:font-weight-complex="bold"/>
    </style:style>
    <style:style style:name="P77" style:family="paragraph" style:parent-style-name="Standard">
      <style:text-properties style:font-name="Liberation Serif" officeooo:rsid="0044e6a8" officeooo:paragraph-rsid="0044e6a8"/>
    </style:style>
    <style:style style:name="P78" style:family="paragraph" style:parent-style-name="Standard">
      <style:text-properties style:font-name="Liberation Serif" officeooo:rsid="0044e6a8" officeooo:paragraph-rsid="0049f3b2"/>
    </style:style>
    <style:style style:name="P79" style:family="paragraph" style:parent-style-name="Standard">
      <style:text-properties style:font-name="Liberation Serif" officeooo:rsid="0049f3b2" officeooo:paragraph-rsid="0049f3b2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a1ff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50aaf"/>
    </style:style>
    <style:style style:name="T5" style:family="text">
      <style:text-properties style:text-underline-style="solid" style:text-underline-width="auto" style:text-underline-color="font-color" officeooo:rsid="00252d4a"/>
    </style:style>
    <style:style style:name="T6" style:family="text">
      <style:text-properties style:text-underline-style="solid" style:text-underline-width="auto" style:text-underline-color="font-color" officeooo:rsid="001fd737"/>
    </style:style>
    <style:style style:name="T7" style:family="text">
      <style:text-properties style:text-underline-style="solid" style:text-underline-width="auto" style:text-underline-color="font-color" officeooo:rsid="003651c0"/>
    </style:style>
    <style:style style:name="T8" style:family="text">
      <style:text-properties style:text-underline-style="solid" style:text-underline-width="auto" style:text-underline-color="font-color" officeooo:rsid="002ef902"/>
    </style:style>
    <style:style style:name="T9" style:family="text">
      <style:text-properties officeooo:rsid="001a1ffa"/>
    </style:style>
    <style:style style:name="T10" style:family="text">
      <style:text-properties officeooo:rsid="001b4341"/>
    </style:style>
    <style:style style:name="T11" style:family="text">
      <style:text-properties fo:font-variant="normal" fo:text-transform="none" fo:color="#000000" fo:font-size="10.5pt" fo:letter-spacing="normal" fo:font-style="normal" fo:font-weight="normal"/>
    </style:style>
    <style:style style:name="T12" style:family="text">
      <style:text-properties fo:font-variant="normal" fo:text-transform="none" fo:color="#000000" fo:font-size="10.5pt" fo:letter-spacing="normal" fo:font-style="normal" fo:font-weight="normal" officeooo:rsid="00252d4a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 officeooo:rsid="0034ee86"/>
    </style:style>
    <style:style style:name="T15" style:family="text">
      <style:text-properties fo:font-variant="normal" fo:text-transform="none" fo:color="#000000" fo:letter-spacing="normal" fo:font-style="normal" fo:font-weight="normal" officeooo:rsid="00129197"/>
    </style:style>
    <style:style style:name="T16" style:family="text">
      <style:text-properties fo:font-variant="normal" fo:text-transform="none" fo:color="#000000" fo:letter-spacing="normal" fo:font-style="normal" fo:font-weight="normal" officeooo:rsid="001b4341"/>
    </style:style>
    <style:style style:name="T17" style:family="text">
      <style:text-properties fo:font-variant="normal" fo:text-transform="none" fo:color="#000000" fo:letter-spacing="normal" fo:font-style="normal" fo:font-weight="normal" officeooo:rsid="00350aaf"/>
    </style:style>
    <style:style style:name="T18" style:family="text">
      <style:text-properties fo:font-variant="normal" fo:text-transform="none" fo:color="#000000" fo:letter-spacing="normal" fo:font-style="normal" fo:font-weight="normal" officeooo:rsid="00472e55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38764d" style:font-size-asian="12pt" style:font-size-complex="12pt"/>
    </style:style>
    <style:style style:name="T21" style:family="text">
      <style:text-properties fo:font-variant="normal" fo:text-transform="none" fo:color="#000000" style:font-name="Ubuntu Beta" fo:font-size="10.5pt" fo:letter-spacing="normal" fo:font-style="normal" fo:font-weight="normal"/>
    </style:style>
    <style:style style:name="T22" style:family="text">
      <style:text-properties fo:font-variant="normal" fo:text-transform="none" fo:color="#000000" style:font-name="Ubuntu Beta" fo:font-size="10.5pt" fo:letter-spacing="normal" fo:font-style="normal" fo:font-weight="normal" officeooo:rsid="00427013"/>
    </style:style>
    <style:style style:name="T23" style:family="text">
      <style:text-properties officeooo:rsid="00129197"/>
    </style:style>
    <style:style style:name="T24" style:family="text">
      <style:text-properties officeooo:rsid="001b9aad"/>
    </style:style>
    <style:style style:name="T25" style:family="text">
      <style:text-properties officeooo:rsid="001fd737"/>
    </style:style>
    <style:style style:name="T26" style:family="text">
      <style:text-properties officeooo:rsid="002227f8"/>
    </style:style>
    <style:style style:name="T27" style:family="text">
      <style:text-properties fo:language="en" fo:country="US" officeooo:rsid="002227f8"/>
    </style:style>
    <style:style style:name="T28" style:family="text">
      <style:text-properties officeooo:rsid="00252d4a"/>
    </style:style>
    <style:style style:name="T29" style:family="text">
      <style:text-properties officeooo:rsid="002968ad"/>
    </style:style>
    <style:style style:name="T30" style:family="text">
      <style:text-properties officeooo:rsid="002b2207"/>
    </style:style>
    <style:style style:name="T31" style:family="text">
      <style:text-properties officeooo:rsid="002b3b17"/>
    </style:style>
    <style:style style:name="T32" style:family="text">
      <style:text-properties officeooo:rsid="002ef902"/>
    </style:style>
    <style:style style:name="T33" style:family="text">
      <style:text-properties officeooo:rsid="003282bb"/>
    </style:style>
    <style:style style:name="T34" style:family="text">
      <style:text-properties officeooo:rsid="003457c8"/>
    </style:style>
    <style:style style:name="T35" style:family="text">
      <style:text-properties officeooo:rsid="0034ee86"/>
    </style:style>
    <style:style style:name="T36" style:family="text">
      <style:text-properties officeooo:rsid="00350aaf"/>
    </style:style>
    <style:style style:name="T37" style:family="text">
      <style:text-properties fo:font-size="12pt" officeooo:rsid="0034ee86" style:font-size-asian="12pt" style:font-size-complex="12pt"/>
    </style:style>
    <style:style style:name="T38" style:family="text">
      <style:text-properties fo:font-size="12pt" officeooo:rsid="00350aaf" style:font-size-asian="12pt" style:font-size-complex="12pt"/>
    </style:style>
    <style:style style:name="T39" style:family="text">
      <style:text-properties fo:font-size="12pt" officeooo:rsid="00252d4a" style:font-size-asian="12pt" style:font-size-complex="12pt"/>
    </style:style>
    <style:style style:name="T40" style:family="text">
      <style:text-properties fo:font-size="12pt" officeooo:rsid="003651c0" style:font-size-asian="12pt" style:font-size-complex="12pt"/>
    </style:style>
    <style:style style:name="T41" style:family="text">
      <style:text-properties officeooo:rsid="003651c0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20ad63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350aaf" style:font-size-asian="14pt" style:font-weight-asian="bold" style:font-size-complex="14pt" style:font-weight-complex="bold"/>
    </style:style>
    <style:style style:name="T45" style:family="text">
      <style:text-properties officeooo:rsid="0037ea89"/>
    </style:style>
    <style:style style:name="T46" style:family="text">
      <style:text-properties officeooo:rsid="0038764d" style:font-size-asian="12pt" style:font-size-complex="12pt"/>
    </style:style>
    <style:style style:name="T47" style:family="text">
      <style:text-properties style:font-name="Liberation Serif" officeooo:rsid="0038764d" style:font-size-asian="12pt" style:font-size-complex="12pt"/>
    </style:style>
    <style:style style:name="T48" style:family="text">
      <style:text-properties style:font-name="Liberation Serif" fo:font-size="12pt" officeooo:rsid="00350aaf" style:font-size-asian="12pt" style:font-size-complex="12pt"/>
    </style:style>
    <style:style style:name="T49" style:family="text">
      <style:text-properties officeooo:rsid="00393c16"/>
    </style:style>
    <style:style style:name="T50" style:family="text">
      <style:text-properties officeooo:rsid="00398d32"/>
    </style:style>
    <style:style style:name="T51" style:family="text">
      <style:text-properties officeooo:rsid="003c98db"/>
    </style:style>
    <style:style style:name="T52" style:family="text">
      <style:text-properties officeooo:rsid="003ec675"/>
    </style:style>
    <style:style style:name="T53" style:family="text">
      <style:text-properties officeooo:rsid="004330bf"/>
    </style:style>
    <style:style style:name="T54" style:family="text">
      <style:text-properties officeooo:rsid="0043b7d0"/>
    </style:style>
    <style:style style:name="T55" style:family="text">
      <style:text-properties fo:font-size="11.1000003814697pt" officeooo:rsid="0043b7d0"/>
    </style:style>
    <style:style style:name="T56" style:family="text">
      <style:text-properties fo:font-size="11.1000003814697pt" fo:font-weight="bold" officeooo:rsid="0043b7d0"/>
    </style:style>
    <style:style style:name="T57" style:family="text">
      <style:text-properties officeooo:rsid="0044e6a8"/>
    </style:style>
    <style:style style:name="T58" style:family="text">
      <style:text-properties officeooo:rsid="00472e55"/>
    </style:style>
    <style:style style:name="T59" style:family="text">
      <style:text-properties officeooo:rsid="00481c2c"/>
    </style:style>
    <style:style style:name="T60" style:family="text">
      <style:text-properties officeooo:rsid="0049f3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______FIXED:_____</text:p>
      <text:p text:style-name="P67"><text:span text:style-name="T9">-</text:span> Fix menu issue on unity <text:span text:style-name="T24">(много строк в одной позиции)</text:span></text:p>
      <text:p text:style-name="P68">FIXED</text:p>
      <text:p text:style-name="P67"><text:span text:style-name="T9">-</text:span> Преобразование/расшифровка статуса</text:p>
      <text:p text:style-name="P68">FIXED</text:p>
      <text:p text:style-name="P67"><text:span text:style-name="T9">-</text:span> Показ прогресса при синхронизации</text:p>
      <text:p text:style-name="P68">FIXED</text:p>
      <text:p text:style-name="P67"><text:span text:style-name="T9">-</text:span> Показ последних синхронизированных файлов в суб-меню</text:p>
      <text:p text:style-name="P68">FIXED</text:p>
      <text:p text:style-name="P67"><text:span text:style-name="T9">-</text:span> Настройка "отключать демон при выключении индикатора по quit"</text:p>
      <text:p text:style-name="P68">FIXED</text:p>
      <text:p text:style-name="P50"><text:span text:style-name="T2">-</text:span><text:span text:style-name="T1"> Таймер+обработчик для проверки статуса в случае отсутствия сети</text:span></text:p>
      <text:p text:style-name="P68">FIXED</text:p>
      <text:p text:style-name="P50"><text:span text:style-name="T9">-</text:span> Отработка ошибок запуска демона без интернета (Error: Proxy server is unavailable.)</text:p>
      <text:p text:style-name="P56">FIXED</text:p>
      <text:p text:style-name="P48"><text:span text:style-name="T9">-</text:span> Отработка ошибки от упавшего демона (статус: failed to connect to daemon process)</text:p>
      <text:p text:style-name="P48"><text:span text:style-name="T9">FIXED </text:span>| <text:span text:style-name="T3">not tested</text:span></text:p>
      <text:p text:style-name="P48"><text:span text:style-name="T9">-</text:span> Не обновляются данные по размерам</text:p>
      <text:p text:style-name="P56">FIXED</text:p>
      <text:p text:style-name="P49"><text:span text:style-name="T9">-</text:span> Оптимизация кода по смене иконок</text:p>
      <text:p text:style-name="P56">FIXED</text:p>
      <text:p text:style-name="P2">- Руссификация</text:p>
      <text:p text:style-name="P56">FIXED</text:p>
      <text:p text:style-name="P48">- Вписать в deb зависимости. </text:p>
      <text:p text:style-name="P57">FIXED</text:p>
      <text:p text:style-name="P47">- ошибка с суб-меню <text:span text:style-name="T24">(KDE)</text:span></text:p>
      <text:p text:style-name="P58">FIXED</text:p>
      <text:p text:style-name="P2">- Заливка на lanchpad</text:p>
      <text:p text:style-name="P59">FIXED</text:p>
      <text:p text:style-name="P2">- <text:span text:style-name="T10">обрезать длинные имена в суб-меню</text:span></text:p>
      <text:p text:style-name="P58">FIXED</text:p>
      <text:p text:style-name="P2">- <text:span text:style-name="T25">динамическое изменение таймаута</text:span></text:p>
      <text:p text:style-name="P60">FIXED</text:p>
      <text:p text:style-name="P46">- вернуть прямые пути к иконкам вариант с ind.set_icon_theme_path(path) не работает ни в Unity ни в KDE</text:p>
      <text:p text:style-name="P46">FIXED</text:p>
      <text:p text:style-name="P1">- <text:span text:style-name="T25">корректировка настроек автостарта в зависимости от наличия шорткатов в ~/.confg/autostart <text:s/>FIXED</text:span></text:p>
      <text:p text:style-name="P51">- Пофиксить ошибки с урезанием пути/файла в списке последних синхронизированных для имен содержащих русские символы в названии (Unicode issue)</text:p>
      <text:p text:style-name="P51">FIXED</text:p>
      <text:p text:style-name="P6">- Фикс пропадающего 'Status: '</text:p>
      <text:p text:style-name="P6">FIXED</text:p>
      <text:p text:style-name="P6">- Вызов установки из диалога об ошибке в случае не настроенного клиента.</text:p>
      <text:p text:style-name="P6">FIXED</text:p>
      <text:p text:style-name="P2">- Zenity обертка для yandex-disk setup —<text:span text:style-name="T26"> взялся делать snowdimon</text:span></text:p>
      <text:p text:style-name="P51">FIXED</text:p>
      <text:p text:style-name="P6">- Добавить скрип настройки в вызов из диалога ошибки</text:p>
      <text:p text:style-name="P62">FIXED</text:p>
      <text:p text:style-name="P6">- Добавить копирайты snowdimon</text:p>
      <text:p text:style-name="P6">FIXED</text:p>
      <text:p text:style-name="P6">- Добавить скрипты snowdimon в сбоку и в yd-tools.install.</text:p>
      <text:p text:style-name="P6"><text:soft-page-break/>FIXED <text:span text:style-name="T29">(1.1)</text:span></text:p>
      <text:p text:style-name="P6">- Добавит скрипты проверки файловых менеджеров и добавления add-on-ов.</text:p>
      <text:p text:style-name="P62">FIXED (1.1.2)</text:p>
      <text:p text:style-name="P5">- Проверять то, что демон запущен как процесс и убивать его если он запущен, но не отвечает (HARON_CASE).</text:p>
      <text:p text:style-name="P5">FIXED (1.1.3)</text:p>
      <text:p text:style-name="P63">- Исправление ошибки в отображении имени файла (как и пр открытии) если в нем есть символ &lt;'&gt;</text:p>
      <text:p text:style-name="P5"><text:span text:style-name="T31">FIXED </text:span>(1.1.3)</text:p>
      <text:p text:style-name="P52">- Исправление ситуации с отсутвием в меню последних синхронизированных символа &lt;_&gt; (а также возникновения акселераторов в меню): <text:span text:style-name="T36">см MENU-ACCELERATOR_STORY</text:span>.</text:p>
      <text:p text:style-name="P63">FIXED (1.1.3)</text:p>
      <text:p text:style-name="P3"><text:span text:style-name="T29">- Fixed story:демон может работать в фоне, но отвечать, что он не загружен (HARON_CASE- </text:span><text:span text:style-name="T27">confirmed</text:span><text:span text:style-name="T25">). Это приводит (по старому алгоритму индикатора) к запуску второй версии демона и странным последствиям. Причин такого поведения установить не удалось.</text:span></text:p>
      <text:p text:style-name="P61">FIXED (1.1.3)</text:p>
      <text:p text:style-name="P53">- Убран обнаруженный глюк (v.1.1.3): при запуске не из терминала перестали открываться файлы/каталоги из последних синхронизированны<text:span text:style-name="T32">х (Xubuntu 12.04)</text:span>. Оказалось это как-то связано (не до конца понял — как???) с отсутствием потока для вывода отладочной информации (отключение отладки решало эту проблему). Убрал печать отладочной инфы в try: except: блок.</text:p>
      <text:p text:style-name="P63">FIXED (1.1.5)</text:p>
      <text:p text:style-name="P54">- перевел десктоп-нотификацию на работу через библиотеку python вместо использования команды оболочки notify-send. <text:span text:style-name="T52">Это устраняет появление множества (более одного) уведомлений в ходе быстро-меняющихся процессов.</text:span></text:p>
      <text:p text:style-name="P63">FIXED (1.1.5) </text:p>
      <text:p text:style-name="P55">- <text:span text:style-name="T39">CRUSH_CASE. </text:span><text:span text:style-name="T38">У</text:span>брал в вызовах subprocess.check_output опцию shell=True и перевел выбор NLS через вызов os.putenv('LANG','en_US.UTF-8'). Возможно это решение для HARON_CASE2</text:p>
      <text:p text:style-name="P63">FIXED (1.1.5) </text:p>
      <text:p text:style-name="P9"><text:span text:style-name="T33">- допилить расширеня для Dolphin (под кеды), на основе </text:span><text:a xlink:type="simple" xlink:href="http://habrahabr.ru/post/212763/" text:style-name="Internet_20_link" text:visited-style-name="Visited_20_Internet_20_Link"><text:span text:style-name="T33">http://habrahabr.ru/post/212763/</text:span></text:a><text:span text:style-name="T33"> </text:span></text:p>
      <text:p text:style-name="P38">FIXED <text:span text:style-name="T45">1.1.</text:span>5</text:p>
      <text:p text:style-name="P39">- Исправление недочета: окно настроек можно было открыть несколько раз т. к. пункт меню не дизактивировался на время открытия окна (правильно было сделано с для окна about). - FIXED 1.1.6</text:p>
      <text:p text:style-name="P41">- <text:span text:style-name="T49">Убрал двойную ошибку при открытии из последних синхронизированных файла/пути, которые были переименованы и более не существуют</text:span> <text:span text:style-name="T50">(кликнуть такие файлы\каталоги — нельзя, они не чувствительны).</text:span></text:p>
      <text:p text:style-name="P41">FIXED 1.1.6</text:p>
      <text:p text:style-name="P40">- <text:span text:style-name="T51">Переделал окно настроек:</text:span></text:p>
      <text:p text:style-name="P44">1. настройки индикатора и демона разнесены на разные закладки, </text:p>
      <text:p text:style-name="P44">2. изменен тип окна на диалог (что бы кнопка 'закрыть' имела нормальный вид)</text:p>
      <text:p text:style-name="P40">FIXED 1.1.6</text:p>
      <text:p text:style-name="P43"><text:span text:style-name="T26">- Добавить настройки запуска демона </text:span><text:span text:style-name="T11">--read-only </text:span><text:span text:style-name="T12">и</text:span><text:span text:style-name="T11"> --overwrite</text:span></text:p>
      <text:p text:style-name="P42">FIXED 1.1.6</text:p>
      <text:p text:style-name="P65">- При названии YD фолдера по русски — ошибки ascii-encode</text:p>
      <text:p text:style-name="P65">FIXED 1.1.8 (1.1.91)</text:p>
      <text:p text:style-name="P65">- Переделал наблюдателя за изменением файла из асинхронного (в отдельном потоке) на обычный (в текущем потоке), который вызывается по таймеру (GTK event based model)</text:p>
      <text:p text:style-name="P65">FIXED 1.1.9</text:p>
      <text:p text:style-name="P65"/>
      <text:p text:style-name="P65"/>
      <text:p text:style-name="P65"><text:soft-page-break/>- Переделал запуск — индикатора может запускаться с не запущенным демоном (но демон должен быть установлен и настроен), + добавлена настройка — запускать демона при старте.</text:p>
      <text:p text:style-name="P65">FIXED 1.1.9</text:p>
      <text:p text:style-name="P77">- Добавил диалог с отображением вывода 'портянки' от демона (fix for ACCESS_ERROR_STORY). VER 1.2.0</text:p>
      <text:p text:style-name="P77">- <text:span text:style-name="T60">Чтение конфиг файла для определения каталога ЯД</text:span></text:p>
      <text:p text:style-name="P78">- <text:span text:style-name="T60">Чтение конфиг файла как с кавычками так и без</text:span></text:p>
      <text:p text:style-name="P79">- Небольшое изменение в логике обработки статусов ver 1.3.0 (realise)</text:p>
      <text:p text:style-name="P79">- Динамическое меню для последних синхронизированных ver 1.3.1(dev)</text:p>
      <text:p text:style-name="P75"/>
      <text:p text:style-name="P76"/>
      <text:p text:style-name="P11">________CANCELED________</text:p>
      <text:p text:style-name="P7">- Добавить скрипт установки демона в preinst скрипт пакета — <text:span text:style-name="T28">NGI (</text:span><text:span text:style-name="T37">DAEMON-INSTALL_</text:span><text:span text:style-name="T38">STORY</text:span><text:span text:style-name="T28">) - CANCELED</text:span></text:p>
      <text:p text:style-name="P36"/>
      <text:p text:style-name="P36"/>
      <text:p text:style-name="P10">________TODO:__________</text:p>
      <text:p text:style-name="P64"><text:span text:style-name="T23">- "Деревянный" контрл для выбора отдельных директорий, которые не надо синхронизировать (опция —</text:span><text:span text:style-name="T21">exclude-dirs=DIR1,DIR2,...</text:span><text:span text:style-name="T22">)</text:span></text:p>
      <text:p text:style-name="P71"><text:s/>… как вариант — просто список с добавлением строк (директорий) но как добавлять?</text:p>
      <text:p text:style-name="P45"><text:span text:style-name="T36">- </text:span><text:span text:style-name="T37">DAEMON-INSTALL_</text:span><text:span text:style-name="T38">STORY</text:span><text:span text:style-name="T40"> — solution 5???</text:span></text:p>
      <text:p text:style-name="P13"/>
      <text:p text:style-name="P13"/>
      <text:p text:style-name="P8"><text:span text:style-name="T42">________Known bugs</text:span><text:span text:style-name="T43">/issues/</text:span><text:span text:style-name="T44">stories</text:span><text:span text:style-name="T42">:_________</text:span></text:p>
      <text:p text:style-name="P12"><text:span text:style-name="T14">ICON_</text:span><text:span text:style-name="T18">RESIZE</text:span><text:span text:style-name="T13">_</text:span><text:span text:style-name="T15">BUG</text:span><text:span text:style-name="T17">:</text:span></text:p>
      <text:p text:style-name="P15"><text:span text:style-name="T23">- не масштабируются иконки в панели </text:span><text:span text:style-name="T16">gnome-fallback </text:span><text:span text:style-name="T18">и XFCE (начиная с Xubuntu 14.04)</text:span></text:p>
      <text:p text:style-name="P70">--- возможно ошибки<text:span text:style-name="T34">/недоработки</text:span> в библиотеках <text:span text:style-name="T10">gnome-fallback</text:span>— что с этим делать — не ясно <text:span text:style-name="T34">(нет тестовой платформы)</text:span>. <text:span text:style-name="T58">В Xubuntu вроде как баг есть — разрабы не хотят фиксить — что делать — тоже пока не ясно.</text:span></text:p>
      <text:p text:style-name="P16"/>
      <text:p text:style-name="P25">CR<text:span text:style-name="T53">A</text:span>SH_CASE:</text:p>
      <text:p text:style-name="P18">- <text:span text:style-name="T28">Индикатор крашится после саспенда/поверофа, а иногда и просто так ??? при этом часто возникает</text:span> <text:span text:style-name="T35">CAPTURED-LOCK_CASE (HARON_CASE_2)</text:span></text:p>
      <text:p text:style-name="P17"><text:span text:style-name="T4">П</text:span><text:span text:style-name="T6">ричина</text:span><text:span text:style-name="T25">: точно не установлена</text:span></text:p>
      <text:p text:style-name="P19">---- возможно глюкает демон(???)</text:p>
      <text:p text:style-name="P20">---- в краш репорте что-то про меню проскакивало.... возможно глюк связан с меню последних синхронизированных и тем, что ранее я не отключал там явно опцию use_underline?<text:span text:style-name="T36">(возможно коррелирует с MENU-ACCELERATOR_CASE: FIXED)</text:span> Изменено в 1.1.3 — <text:span text:style-name="T54">по факту не помогло :(</text:span>.</text:p>
      <text:p text:style-name="P33">---- Возможно это было связано с асинхронной работой inotify — заменил в 1.1.9 на работу по таймеру — нужно наблюдать.</text:p>
      <text:p text:style-name="P33"/>
      <text:p text:style-name="P17"><text:span text:style-name="T4">Р</text:span><text:span text:style-name="T5">еш</text:span><text:span text:style-name="T4">ение</text:span><text:span text:style-name="T36">: переделать с дву-поточной на событийную модель (сделано в 1.1.9).</text:span></text:p>
      <text:p text:style-name="P17"><text:span text:style-name="T4">Результат</text:span><text:span text:style-name="T36">: тестирование</text:span></text:p>
      <text:p text:style-name="P26"/>
      <text:p text:style-name="P27">CAPTURED-LOCK_CASE (HARON_CASE_2): </text:p>
      <text:p text:style-name="P17">- <text:span text:style-name="T28">Одно из последствий CRASH_CASE (а возможно и не только от CRASH_CASE) - lock файл индикатора лочится демоном: О!!! БРЕД какой-то!!!</text:span></text:p>
      <text:p text:style-name="P17"><text:span text:style-name="T4">Причина</text:span><text:span text:style-name="T36">: точно не установлена</text:span></text:p>
      <text:p text:style-name="P32">---- возможно это как-то связано с запуском yandex-disk status через subprocess.check_output и/или с тем (дополнительно), что там использовалась опция shell=True: убрал shell=True в <text:soft-page-break/>1.1.5 смотрим......</text:p>
      <text:p text:style-name="P17"><text:span text:style-name="T4">Р</text:span><text:span text:style-name="T5">еш</text:span><text:span text:style-name="T4">ение</text:span><text:span text:style-name="T36">: попробовать все причесать вокруг обращений к демону (1.1.5 ).</text:span></text:p>
      <text:p text:style-name="P17"><text:span text:style-name="T4">Результат</text:span><text:span text:style-name="T36">: по наблюдениям — вроде не повторяется. Не подтверждено.</text:span></text:p>
      <text:p text:style-name="P26"/>
      <text:p text:style-name="P27">DAEMON-INSTALL_STORY:</text:p>
      <text:p text:style-name="P21">- <text:span text:style-name="T35">Не понятно как добиться установки демона вместе с (из) индикатора</text:span></text:p>
      <text:p text:style-name="P23"><text:span text:style-name="T7">Возможные решения</text:span><text:span text:style-name="T41">:</text:span></text:p>
      <text:p text:style-name="P28">1. Поставить по зависимостям — нельзя т. к. репозитрий YD на чистой машине не добавлен. По неудовлетворенным зависимостям устан<text:span text:style-name="T53">о</text:span>вка упадет. - Not a good idea!</text:p>
      <text:p text:style-name="P28">2. Добавить репу в процессе инсталяции — можно, но из него ничего не поставится без apt-get update (который во время установки пакета запустить не удастся из за того, что уже залочены ресурсы пакетного менеджера) - Not a good idea!</text:p>
      <text:p text:style-name="P28">3. Ставить из индикатора: нужны права рута — в разных DE разные GUI морды для SUDO, а запускать в терминале (через просто sudo) — как то некрасиво. — Not a good idea!</text:p>
      <text:p text:style-name="P29">4. Включить пакет индикатора в общий пакет с демоном — требуется кооперация со стороны Yandex — Not a real Idea!</text:p>
      <text:p text:style-name="P29">5. Забить. - Seems a good idea :)</text:p>
      <text:p text:style-name="P29"><text:span text:style-name="T3">Решение</text:span>: пока 5.</text:p>
      <text:p text:style-name="P29"><text:span text:style-name="T3">Результат</text:span>: нет</text:p>
      <text:p text:style-name="P29"/>
      <text:p text:style-name="P31">ICONS_LOCATIONS_STORY:</text:p>
      <text:p text:style-name="P37"><text:span text:style-name="T46">per</text:span><text:span text:style-name="T47">egrine: «</text:span><text:span text:style-name="T19">иконка берётся из темы иконок, если она там есть. Если же её там нет, то иконка загружается дефолтная, а куда в системе ты её положишь уже тебе решать.</text:span><text:span text:style-name="T20">»</text:span><text:span text:style-name="T19"> </text:span></text:p>
      <text:p text:style-name="P69">Нужно разобраться с путями в системе (пути к темам и т. п.) И возможно раскидать весь /opt/yd-tools. Но это затронет множество мест в коде.</text:p>
      <text:p text:style-name="P24"><text:span text:style-name="T8">Решение</text:span><text:span text:style-name="T32">: надо исследовать вопрос </text:span></text:p>
      <text:p text:style-name="P30"/>
      <text:p text:style-name="P35">NOAUTH_ERROR: (<text:a xlink:type="simple" xlink:href="http://forum.ubuntu.ru/index.php?topic=241992.msg1958936#msg1958936" text:style-name="Internet_20_link" text:visited-style-name="Visited_20_Internet_20_Link">http://forum.ubuntu.ru/index.php?topic=241992.msg1958936#msg1958936</text:a>)</text:p>
      <text:p text:style-name="P35">Не стартует индикатор (v.<text:span text:style-name="T59">1</text:span>.<text:span text:style-name="T59">2</text:span>) когда (на слабом канале) демон не успевает авторизоваться. Видимо идёт какое-то промежуточно сообщение от утилиты (обновлённой яндексом недавно).</text:p>
      <text:p text:style-name="P35">Решение: Обработка ошибки старта демона на старте — в случае ошибки предложить запустить индикатор без ожидания запуска демона.</text:p>
      <text:p text:style-name="P35"/>
      <text:p text:style-name="P14">____________<text:span text:style-name="T36">FIXED_______________</text:span></text:p>
      <text:p text:style-name="P4"><text:span text:style-name="T48">MENU-</text:span><text:span text:style-name="T36">ACCELERATOR_CASE: FIXED (1.1.3)</text:span></text:p>
      <text:p text:style-name="P4">В меню последних синхронизированных не показывается (съедается) символ подчеркивания(_), несмотря на установку &lt;meny_item&gt;set_use_underline(False) <text:span text:style-name="T30">(по крайней мере в Xubuntu 12.04 и 13.10). Кроме того, иногда (плавающий глюк) не смотря на установку включается режим когда за подчеркиванием идет акселератор. Бред какой-то просто с этим <text:s/></text:span>use_underline !!!!<text:span text:style-name="T32"> </text:span></text:p>
      <text:p text:style-name="P22"><text:span text:style-name="T8">Решение</text:span><text:span text:style-name="T32">: подмена символа &lt;_&gt; на unicode символ 02CD (hex) </text:span></text:p>
      <text:p text:style-name="P23"><text:span text:style-name="T7">Результат</text:span><text:span text:style-name="T41">: FIXED (in 1.1.3)</text:span></text:p>
      <text:p text:style-name="P26"/>
      <text:p text:style-name="P73">ACCESS_ERROR_STORY:</text:p>
      <text:p text:style-name="P72"><text:span text:style-name="T55">Статус ядра синхронизации: ошибка<text:line-break/></text:span><text:span text:style-name="Strong_20_Emphasis"><text:span text:style-name="T56">Ошибка: ошибка доступа<text:line-break/>Путь: 'Документы/работа/акт'</text:span></text:span><text:span text:style-name="T55"><text:line-break/>Путь к папке Яндекс.Диска: '/home/user/Yandex.Disk'<text:line-break/>   Всего ….</text:span></text:p>
      <text:p text:style-name="P74">проверил путь - оказалось, по указанному пути лежит битая ссылка.</text:p>
      <text:p text:style-name="P34">Индикатор деталей ошибки не дает.</text:p>
      <text:p text:style-name="P34">Причина — нет обработки и детализации по этой ошибке</text:p>
      <text:p text:style-name="P34"><text:soft-page-break/>Решение — вывести полный вывод демона в диалоге по клику на статус (сделать его активным <text:span text:style-name="T57">пунктом меню</text:span>). <text:span text:style-name="T57">FIXED ver 1.2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 Beta" svg:font-family="'Ubuntu Beta', UbuntuBeta, Ubuntu, 'Bitstream Vera Sans', 'DejaVu Sans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y_tom_cat </meta:initial-creator>
    <meta:creation-date>2014-04-13T09:56:12.456542263</meta:creation-date>
    <dc:date>2015-09-01T09:33:14.357710728</dc:date>
    <meta:editing-duration>PT5H27M23S</meta:editing-duration>
    <meta:editing-cycles>39</meta:editing-cycles>
    <meta:generator>LibreOffice/4.4.2.2$Linux_X86_64 LibreOffice_project/40m0$Build-2</meta:generator>
    <dc:creator>Sly_tom_cat </dc:creator>
    <meta:document-statistic meta:table-count="0" meta:image-count="0" meta:object-count="0" meta:page-count="5" meta:paragraph-count="140" meta:word-count="1269" meta:character-count="9003" meta:non-whitespace-character-count="7833"/>
  </office:meta>
</office:document-meta>
</file>